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6pt" svg:y="578.83pt">
            <draw:object draw:notify-on-update-of-ranges="Sheet1.B1:Sheet1.B1 Sheet1.B2:Sheet1.B101 Sheet1.C1:Sheet1.C1 Sheet1.C2:Sheet1.C101 Sheet1.D1:Sheet1.D1 Sheet1.D2:Sheet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0.5-0.005</text:p>
          </table:table-cell>
          <table:table-cell office:value-type="string" calcext:value-type="string">
            <text:p>0.75-0.1</text:p>
          </table:table-cell>
          <table:table-cell office:value-type="string" calcext:value-type="string">
            <text:p>0.85-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18412" calcext:value-type="float">
            <text:p>44918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5786" calcext:value-type="float">
            <text:p>44905786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939018" calcext:value-type="float">
            <text:p>44939018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907246" calcext:value-type="float">
            <text:p>44907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902072" calcext:value-type="float">
            <text:p>4490207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5192" calcext:value-type="float">
            <text:p>448951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612" calcext:value-type="float">
            <text:p>448936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612" calcext:value-type="float">
            <text:p>448936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612" calcext:value-type="float">
            <text:p>448936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612" calcext:value-type="float">
            <text:p>44893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612" calcext:value-type="float">
            <text:p>448936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93344" calcext:value-type="float">
            <text:p>448933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9254" calcext:value-type="float">
            <text:p>448892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2312" calcext:value-type="float">
            <text:p>4485231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51288" calcext:value-type="float">
            <text:p>44851288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82346" calcext:value-type="float">
            <text:p>448823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928992" calcext:value-type="float">
            <text:p>44928992</text:p>
          </table:table-cell>
          <table:table-cell office:value-type="float" office:value="44848432" calcext:value-type="float">
            <text:p>44848432</text:p>
          </table:table-cell>
          <table:table-cell office:value-type="float" office:value="44874632" calcext:value-type="float">
            <text:p>44874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27:50.440701096</meta:creation-date>
    <meta:generator>LibreOffice/6.0.7.3$Linux_X86_64 LibreOffice_project/00m0$Build-3</meta:generator>
    <dc:date>2019-02-01T17:53:47.320028792</dc:date>
    <meta:editing-duration>PT4S</meta:editing-duration>
    <meta:editing-cycles>1</meta:editing-cycles>
    <meta:document-statistic meta:table-count="1" meta:cell-count="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Sheet1.B1:Sheet1.D101" chart:data-source-has-labels="row" svg:x="0.32cm" svg:y="0.18cm" svg:width="12.587cm" svg:height="8.64cm">
          <chartooo:coordinate-region svg:x="2.053cm" svg:y="0.379cm" svg:width="10.85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-0.005</text:p>
                <draw:g>
                  <svg:desc>Sheet1.B1:Sheet1.B1</svg:desc>
                </draw:g>
              </table:table-cell>
              <table:table-cell office:value-type="string">
                <text:p>0.75-0.1</text:p>
                <draw:g>
                  <svg:desc>Sheet1.C1:Sheet1.C1</svg:desc>
                </draw:g>
              </table:table-cell>
              <table:table-cell office:value-type="string">
                <text:p>0.85-0.05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39018">
                <text:p>44939018</text:p>
                <draw:g>
                  <svg:desc>Sheet1.B2:Sheet1.B101</svg:desc>
                </draw:g>
              </table:table-cell>
              <table:table-cell office:value-type="float" office:value="44905786">
                <text:p>44905786</text:p>
                <draw:g>
                  <svg:desc>Sheet1.C2:Sheet1.C101</svg:desc>
                </draw:g>
              </table:table-cell>
              <table:table-cell office:value-type="float" office:value="44918412">
                <text:p>44918412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39018">
                <text:p>44939018</text:p>
              </table:table-cell>
              <table:table-cell office:value-type="float" office:value="44905786">
                <text:p>44905786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39018">
                <text:p>44939018</text:p>
              </table:table-cell>
              <table:table-cell office:value-type="float" office:value="44905786">
                <text:p>44905786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39018">
                <text:p>44939018</text:p>
              </table:table-cell>
              <table:table-cell office:value-type="float" office:value="44905786">
                <text:p>44905786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39018">
                <text:p>44939018</text:p>
              </table:table-cell>
              <table:table-cell office:value-type="float" office:value="44905786">
                <text:p>44905786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939018">
                <text:p>44939018</text:p>
              </table:table-cell>
              <table:table-cell office:value-type="float" office:value="44905786">
                <text:p>44905786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39018">
                <text:p>44939018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39018">
                <text:p>44939018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907246">
                <text:p>44907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28992">
                <text:p>44928992</text:p>
              </table:table-cell>
              <table:table-cell office:value-type="float" office:value="44902072">
                <text:p>4490207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5192">
                <text:p>44895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612">
                <text:p>44893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612">
                <text:p>44893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612">
                <text:p>44893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612">
                <text:p>44893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612">
                <text:p>44893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93344">
                <text:p>44893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9254">
                <text:p>448892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2312">
                <text:p>4485231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28992">
                <text:p>44928992</text:p>
              </table:table-cell>
              <table:table-cell office:value-type="float" office:value="44851288">
                <text:p>44851288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82346">
                <text:p>44882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928992">
                <text:p>44928992</text:p>
              </table:table-cell>
              <table:table-cell office:value-type="float" office:value="44848432">
                <text:p>44848432</text:p>
              </table:table-cell>
              <table:table-cell office:value-type="float" office:value="44874632">
                <text:p>44874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